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officeooo:rsid="0007cbab" officeooo:paragraph-rsid="0007cbab"/>
    </style:style>
    <style:style style:name="P3" style:family="paragraph" style:parent-style-name="Standard">
      <style:text-properties officeooo:rsid="0009a922" officeooo:paragraph-rsid="0009a922"/>
    </style:style>
    <style:style style:name="T1" style:family="text">
      <style:text-properties officeooo:rsid="0007cbab"/>
    </style:style>
    <style:style style:name="T2" style:family="text">
      <style:text-properties officeooo:rsid="0009a9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text:span text:style-name="T1">User stories for online voting system:</text:span></text:p>
      <text:p text:style-name="Standard"/>
      <text:p text:style-name="Standard"/>
      <text:p text:style-name="P2">US1:Admin adds new candidate to the database</text:p>
      <text:p text:style-name="P2"/>
      <text:p text:style-name="P2">US2:Admin updates candidate,deletes candidate,edits voter profile.</text:p>
      <text:p text:style-name="P2"/>
      <text:p text:style-name="P2">US3:Voter has the voter profile</text:p>
      <text:p text:style-name="P2"/>
      <text:p text:style-name="P3">US4:Voter can see the candidate</text:p>
      <text:p text:style-name="P2"/>
      <text:p text:style-name="P2">US<text:span text:style-name="T2">5</text:span>:<text:span text:style-name="T2">Voter can cast the vote to the person he wanted to.</text:span></text:p>
      <text:p text:style-name="P2"/>
      <text:p text:style-name="P3">US6:Admin filters the results and generates the results.</text:p>
      <text:p text:style-name="P3"/>
      <text:p text:style-name="P3">US7:Admin declares the winn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5T22:50:41.138074919</meta:creation-date>
    <dc:date>2015-09-25T23:23:38.772282855</dc:date>
    <meta:editing-duration>PT5M49S</meta:editing-duration>
    <meta:editing-cycles>1</meta:editing-cycles>
    <meta:document-statistic meta:table-count="0" meta:image-count="0" meta:object-count="0" meta:page-count="1" meta:paragraph-count="8" meta:word-count="52" meta:character-count="352" meta:non-whitespace-character-count="307"/>
    <meta:generator>LibreOffice/4.2.3.3$Linux_X86_64 LibreOffice_project/420m0$Build-3</meta:generator>
  </office:meta>
</office:document-meta>
</file>